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0E000000ABD3317DD4E95A1902.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3AC0000007E8A2010DB29F37F32.png" manifest:media-type="image/png"/>
  <manifest:file-entry manifest:full-path="Pictures/10000001000003AC00000113B42B5A64E32693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Roboto, Oxygen, Ubuntu, 'Fira Sans', 'Droid Sans', 'Helvetica Neue', sans-serif"/>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3" style:family="paragraph" style:parent-style-name="Normal">
      <style:paragraph-properties fo:margin-top="0cm" fo:margin-bottom="0cm" style:contextual-spacing="false" fo:text-align="center" style:justify-single-word="false"/>
    </style:style>
    <style:style style:name="P4" style:family="paragraph" style:parent-style-name="Normal">
      <style:paragraph-properties fo:text-align="center" style:justify-single-word="false"/>
      <style:text-properties officeooo:paragraph-rsid="003f1dac"/>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paragraph-properties fo:text-align="center" style:justify-single-word="false"/>
      <style:text-properties fo:color="#000000" loext:opacity="100%" fo:font-weight="bold" officeooo:paragraph-rsid="003f1dac" style:font-weight-asian="bold" style:font-size-complex="12.5pt" style:font-weight-complex="bold"/>
    </style:style>
    <style:style style:name="P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9" style:family="paragraph" style:parent-style-name="Normal">
      <style:paragraph-properties fo:text-align="center" style:justify-single-word="false"/>
      <style:text-properties fo:color="#0f27b1" loext:opacity="100%" fo:font-weight="bold" officeooo:paragraph-rsid="003f1dac" style:font-weight-asian="bold" style:font-size-complex="12.5pt" style:font-weight-complex="bold"/>
    </style:style>
    <style:style style:name="P10" style:family="paragraph" style:parent-style-name="Standard">
      <style:paragraph-properties fo:text-align="center" style:justify-single-word="false"/>
      <style:text-properties fo:color="#0f27b1" loext:opacity="100%" fo:font-size="12.5pt" fo:font-weight="bold" officeooo:paragraph-rsid="003f1dac" style:font-size-asian="12.5pt" style:font-weight-asian="bold" style:font-size-complex="12.5pt" style:font-weight-complex="bold"/>
    </style:style>
    <style:style style:name="P11"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2" style:family="paragraph" style:parent-style-name="Normal">
      <style:paragraph-properties fo:text-align="center" style:justify-single-word="false"/>
      <style:text-properties fo:color="#0000cc" loext:opacity="100%" fo:font-weight="bold" officeooo:paragraph-rsid="003f1dac" style:font-weight-asian="bold" style:font-size-complex="12.5pt" style:font-weight-complex="bold"/>
    </style:style>
    <style:style style:name="P13"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6"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7" style:family="paragraph" style:parent-style-name="Normal">
      <style:text-properties fo:language="en" fo:country="US"/>
    </style:style>
    <style:style style:name="P18" style:family="paragraph" style:parent-style-name="TOC_20_1">
      <style:paragraph-properties>
        <style:tab-stops>
          <style:tab-stop style:position="15.903cm" style:type="right" style:leader-style="dotted" style:leader-text="."/>
        </style:tab-stops>
      </style:paragraph-properties>
    </style:style>
    <style:style style:name="P19" style:family="paragraph" style:parent-style-name="TOC_20_3">
      <style:paragraph-properties>
        <style:tab-stops>
          <style:tab-stop style:position="15.021cm" style:type="right" style:leader-style="dotted" style:leader-text="."/>
        </style:tab-stops>
      </style:paragraph-properties>
    </style:style>
    <style:style style:name="P20"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21" style:family="paragraph" style:parent-style-name="Normal">
      <style:paragraph-properties fo:margin-top="0cm" fo:margin-bottom="0cm" style:contextual-spacing="false" fo:text-align="center" style:justify-single-word="false"/>
      <style:text-properties fo:font-weight="bold" style:font-weight-asian="bold"/>
    </style:style>
    <style:style style:name="P22"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3" style:family="paragraph" style:parent-style-name="Normal">
      <style:paragraph-properties fo:margin-top="0cm" fo:margin-bottom="0cm" style:contextual-spacing="false"/>
      <style:text-properties fo:font-weight="bold" style:font-weight-asian="bold"/>
    </style:style>
    <style:style style:name="P24" style:family="paragraph" style:parent-style-name="Normal">
      <style:paragraph-properties fo:margin-top="0cm" fo:margin-bottom="0cm" style:contextual-spacing="false"/>
    </style:style>
    <style:style style:name="P25"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6"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7" style:family="paragraph" style:parent-style-name="Normal">
      <style:paragraph-properties fo:margin-left="1.27cm" fo:margin-right="0cm" fo:text-indent="0cm" style:auto-text-indent="false">
        <style:tab-stops/>
      </style:paragraph-properties>
    </style:style>
    <style:style style:name="P28" style:family="paragraph" style:parent-style-name="Normal">
      <style:paragraph-properties fo:margin-left="3.81cm" fo:margin-right="0cm" fo:text-indent="0cm" style:auto-text-indent="false">
        <style:tab-stops/>
      </style:paragraph-properties>
    </style:style>
    <style:style style:name="P29" style:family="paragraph" style:parent-style-name="Normal_20__28_Web_29_">
      <style:paragraph-properties fo:margin-left="0cm" fo:margin-right="0.106cm" fo:margin-top="0.212cm" fo:margin-bottom="0.353cm" style:contextual-spacing="false" fo:text-indent="0cm" style:auto-text-indent="false"/>
    </style:style>
    <style:style style:name="P30"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222222"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31" style:family="paragraph" style:parent-style-name="List_20_Paragraph">
      <style:paragraph-properties fo:margin-left="0cm" fo:margin-right="0cm" fo:line-height="100%" fo:text-indent="0cm" style:auto-text-indent="false"/>
      <style:text-properties officeooo:paragraph-rsid="001dc326"/>
    </style:style>
    <style:style style:name="P32" style:family="paragraph" style:parent-style-name="Normal">
      <style:text-properties officeooo:paragraph-rsid="002eb68a"/>
    </style:style>
    <style:style style:name="P33" style:family="paragraph" style:parent-style-name="Heading_20_1">
      <style:text-properties fo:color="#0000cc" loext:opacity="100%" style:font-name="Calibri" officeooo:paragraph-rsid="002eb68a" style:font-name-asian="Calibri" style:font-name-complex="Times New Roman" style:font-weight-complex="bold"/>
    </style:style>
    <style:style style:name="P34" style:family="paragraph" style:parent-style-name="Heading_20_1">
      <style:paragraph-properties fo:break-before="page"/>
      <style:text-properties officeooo:paragraph-rsid="002eb68a"/>
    </style:style>
    <style:style style:name="P35" style:family="paragraph" style:parent-style-name="Heading_20_1">
      <style:paragraph-properties fo:break-before="page"/>
    </style:style>
    <style:style style:name="P36" style:family="paragraph" style:parent-style-name="Heading_20_3">
      <style:text-properties style:use-window-font-color="true" loext:opacity="0%"/>
    </style:style>
    <style:style style:name="P37" style:family="paragraph" style:parent-style-name="List_20_Paragraph" style:list-style-name="L1"/>
    <style:style style:name="P38"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39" style:family="paragraph" style:parent-style-name="List_20_Paragraph" style:list-style-name="L3">
      <style:paragraph-properties style:vertical-align="auto"/>
    </style:style>
    <style:style style:name="P40" style:family="paragraph" style:parent-style-name="List_20_Paragraph" style:list-style-name="L3">
      <style:paragraph-properties style:vertical-align="auto"/>
      <style:text-properties officeooo:paragraph-rsid="0027a848"/>
    </style:style>
    <style:style style:name="P41" style:family="paragraph" style:parent-style-name="List_20_Paragraph" style:list-style-name="L3">
      <style:paragraph-properties style:vertical-align="auto"/>
      <style:text-properties officeooo:paragraph-rsid="00256602"/>
    </style:style>
    <style:style style:name="P42" style:family="paragraph" style:parent-style-name="List_20_Paragraph" style:list-style-name="L3">
      <style:paragraph-properties style:vertical-align="auto"/>
      <style:text-properties officeooo:paragraph-rsid="0026c2ba"/>
    </style:style>
    <style:style style:name="P43" style:family="paragraph" style:parent-style-name="List_20_Paragraph" style:list-style-name="L4"/>
    <style:style style:name="P44" style:family="paragraph" style:parent-style-name="List_20_Paragraph" style:list-style-name="L4">
      <style:text-properties officeooo:paragraph-rsid="001dc326"/>
    </style:style>
    <style:style style:name="P45" style:family="paragraph" style:parent-style-name="List_20_Paragraph" style:list-style-name="L5"/>
    <style:style style:name="P46"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47" style:family="paragraph" style:parent-style-name="Normal" style:list-style-name="L4">
      <style:paragraph-properties fo:margin-top="0cm" fo:margin-bottom="0cm" style:contextual-spacing="false" fo:line-height="100%"/>
      <style:text-properties officeooo:paragraph-rsid="002eb68a"/>
    </style:style>
    <style:style style:name="P48" style:family="paragraph" style:parent-style-name="Normal" style:list-style-name="L4">
      <style:paragraph-properties fo:margin-top="0cm" fo:margin-bottom="0cm" style:contextual-spacing="false" fo:line-height="100%"/>
      <style:text-properties officeooo:paragraph-rsid="001dc326"/>
    </style:style>
    <style:style style:name="P49" style:family="paragraph" style:parent-style-name="Normal">
      <style:paragraph-properties fo:margin-top="0cm" fo:margin-bottom="0cm" style:contextual-spacing="false"/>
      <style:text-properties fo:font-weight="bold" style:font-weight-asian="bold"/>
    </style:style>
    <style:style style:name="P50" style:family="paragraph" style:parent-style-name="Standard" style:list-style-name="L4">
      <style:text-properties officeooo:paragraph-rsid="001dc326"/>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cc" loext:opacity="100%" fo:font-weight="bold" officeooo:rsid="0026c2ba" style:font-weight-asian="bold" style:font-size-complex="12.5pt" style:font-weight-complex="bold"/>
    </style:style>
    <style:style style:name="T6" style:family="text">
      <style:text-properties fo:color="#0000cc" loext:opacity="100%" fo:font-weight="bold" officeooo:rsid="0027a848" style:font-weight-asian="bold" style:font-size-complex="12.5pt" style:font-weight-complex="bold"/>
    </style:style>
    <style:style style:name="T7" style:family="text">
      <style:text-properties fo:color="#0000cc" loext:opacity="100%" fo:font-weight="bold" officeooo:rsid="002278db" style:font-weight-asian="bold" style:font-size-complex="12.5pt" style:font-weight-complex="bold"/>
    </style:style>
    <style:style style:name="T8" style:family="text">
      <style:text-properties fo:color="#0000cc" loext:opacity="100%" fo:font-weight="bold" officeooo:rsid="0023e6b3" style:font-weight-asian="bold" style:font-size-complex="12.5pt" style:font-weight-complex="bold"/>
    </style:style>
    <style:style style:name="T9" style:family="text">
      <style:text-properties fo:color="#0000cc" loext:opacity="100%" style:font-name="Calibri" style:font-name-asian="Calibri" style:font-name-complex="Times New Roman" style:font-weight-complex="bold"/>
    </style:style>
    <style:style style:name="T10" style:family="text">
      <style:text-properties fo:color="#000000" loext:opacity="100%"/>
    </style:style>
    <style:style style:name="T11" style:family="text">
      <style:text-properties fo:color="#000000" loext:opacity="100%" fo:font-weight="bold" style:font-weight-asian="bold"/>
    </style:style>
    <style:style style:name="T12" style:family="text">
      <style:text-properties fo:color="#000000" loext:opacity="100%" fo:font-weight="bold" style:font-weight-asian="bold" style:font-size-complex="12.5pt" style:font-weight-complex="bold"/>
    </style:style>
    <style:style style:name="T13" style:family="text">
      <style:text-properties fo:color="#000000" loext:opacity="100%" fo:font-weight="bold" officeooo:rsid="002eb68a" style:font-weight-asian="bold" style:font-size-complex="12.5pt" style:font-weight-complex="bold"/>
    </style:style>
    <style:style style:name="T14" style:family="text">
      <style:text-properties fo:color="#000000" loext:opacity="100%" fo:font-weight="bold" officeooo:rsid="002eb68a" style:font-weight-asian="bold"/>
    </style:style>
    <style:style style:name="T15" style:family="text">
      <style:text-properties fo:color="#000000" loext:opacity="100%" style:font-name="Arial" fo:font-size="11pt" style:font-size-asian="11pt" style:font-name-complex="Arial"/>
    </style:style>
    <style:style style:name="T16" style:family="text">
      <style:text-properties fo:color="#000000" loext:opacity="100%" style:font-name="Arial" style:font-name-complex="Arial"/>
    </style:style>
    <style:style style:name="T17" style:family="text">
      <style:text-properties fo:color="#000000" loext:opacity="100%" style:font-name="Arial" fo:background-color="#ffffff" loext:char-shading-value="0" style:font-name-complex="Arial"/>
    </style:style>
    <style:style style:name="T18" style:family="text">
      <style:text-properties fo:color="#000000" loext:opacity="100%" style:font-name="Arial" fo:background-color="#ffffff" loext:char-shading-value="0" style:font-name-complex="Arial" style:font-weight-complex="bold"/>
    </style:style>
    <style:style style:name="T19" style:family="text">
      <style:text-properties fo:color="#000000" loext:opacity="100%" style:font-name-asian="Times New Roman" style:language-asian="en" style:country-asian="GB" style:font-name-complex="Calibri" style:font-size-complex="12.5pt"/>
    </style:style>
    <style:style style:name="T20" style:family="text">
      <style:text-properties fo:color="#000000" loext:opacity="100%" officeooo:rsid="0026c2ba"/>
    </style:style>
    <style:style style:name="T21" style:family="text">
      <style:text-properties fo:color="#000000" loext:opacity="100%" officeooo:rsid="0027a848"/>
    </style:style>
    <style:style style:name="T22" style:family="text">
      <style:text-properties fo:color="#000000" loext:opacity="100%" style:font-name="Calibri Light" fo:font-size="13pt" style:font-size-asian="13pt" style:font-name-complex="Calibri Light" style:font-size-complex="13pt"/>
    </style:style>
    <style:style style:name="T23" style:family="text">
      <style:text-properties fo:color="#000000" loext:opacity="100%" style:font-name="Calibri" officeooo:rsid="002eb68a" style:font-name-asian="Calibri" style:font-name-complex="Times New Roman" style:font-weight-complex="bold"/>
    </style:style>
    <style:style style:name="T24" style:family="text">
      <style:text-properties fo:color="#000000" loext:opacity="100%" style:font-name="Calibri" fo:font-size="13pt" officeooo:rsid="002eb68a" style:font-name-asian="Calibri" style:font-size-asian="11.3500003814697pt" style:font-name-complex="Times New Roman" style:font-size-complex="13pt" style:font-weight-complex="bold"/>
    </style:style>
    <style:style style:name="T25" style:family="text">
      <style:text-properties fo:color="#000000" loext:opacity="100%" style:font-name="Calibri" fo:font-size="13pt" officeooo:rsid="002eb68a" style:font-name-asian="Calibri" style:font-size-asian="13pt" style:font-name-complex="Times New Roman" style:font-size-complex="13pt" style:font-weight-complex="bold"/>
    </style:style>
    <style:style style:name="T26" style:family="text">
      <style:text-properties fo:color="#000000" loext:opacity="100%" fo:font-size="12.5pt" fo:font-weight="bold" style:font-size-asian="12.5pt" style:font-weight-asian="bold" style:font-size-complex="12.5pt" style:font-weight-complex="bold"/>
    </style:style>
    <style:style style:name="T27" style:family="text">
      <style:text-properties fo:color="#000000" loext:opacity="100%" fo:font-size="12.5pt" fo:font-weight="bold" officeooo:rsid="0038fd4f" style:font-size-asian="12.5pt" style:font-weight-asian="bold" style:font-size-complex="12.5pt" style:font-weight-complex="bold"/>
    </style:style>
    <style:style style:name="T28" style:family="text">
      <style:text-properties fo:color="#000000" loext:opacity="100%" loext:padding="0cm" loext:border="none"/>
    </style:style>
    <style:style style:name="T29" style:family="text">
      <style:text-properties fo:font-weight="bold" style:font-weight-asian="bold"/>
    </style:style>
    <style:style style:name="T30" style:family="text">
      <style:text-properties fo:color="#0070c0" loext:opacity="100%" fo:font-weight="bold" style:font-weight-asian="bold"/>
    </style:style>
    <style:style style:name="T31" style:family="text">
      <style:text-properties fo:color="#5b9bd5" loext:opacity="100%" fo:font-weight="bold" style:font-weight-asian="bold"/>
    </style:style>
    <style:style style:name="T32" style:family="text">
      <style:text-properties fo:color="#5b9bd5" loext:opacity="100%" fo:font-weight="bold" officeooo:rsid="002eb68a" style:font-weight-asian="bold"/>
    </style:style>
    <style:style style:name="T33" style:family="text">
      <style:text-properties fo:background-color="#ffffff" loext:char-shading-value="0"/>
    </style:style>
    <style:style style:name="T34" style:family="text">
      <style:text-properties fo:color="#222222" loext:opacity="100%" style:font-name-asian="Times New Roman" style:language-asian="en" style:country-asian="GB" style:font-name-complex="Calibri" style:font-size-complex="12.5pt"/>
    </style:style>
    <style:style style:name="T35" style:family="text">
      <style:text-properties fo:color="#222222" loext:opacity="100%" style:font-name-asian="Times New Roman" style:language-asian="en" style:country-asian="GB" style:font-name-complex="Calibri" style:font-size-complex="12.5pt" style:font-style-complex="italic"/>
    </style:style>
    <style:style style:name="T36" style:family="text">
      <style:text-properties style:text-underline-style="solid" style:text-underline-width="auto" style:text-underline-color="font-color" style:text-underline-mode="continuous" style:text-overline-mode="continuous" style:text-line-through-mode="continuous"/>
    </style:style>
    <style:style style:name="T37" style:family="text">
      <style:text-properties officeooo:rsid="00322394"/>
    </style:style>
    <style:style style:name="T38" style:family="text">
      <style:text-properties officeooo:rsid="0025bb18"/>
    </style:style>
    <style:style style:name="T39" style:family="text">
      <style:text-properties officeooo:rsid="004188e9"/>
    </style:style>
    <style:style style:name="T40" style:family="text">
      <style:text-properties officeooo:rsid="00422428"/>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5">Bid Pack</text:p>
      <text:p text:style-name="P6">Attachment 2: How to bid including evaluation criteria</text:p>
      <text:p text:style-name="P5"><text:bookmark-start text:name="_Hlk95926626"/></text:p>
      <text:p text:style-name="P9"><text:bookmark-start text:name="_Hlk959266261"/>«Insert Procurement Title»</text:p>
      <text:p text:style-name="P10"><text:span text:style-name="T28">Unique Procurement Reference:</text:span>«Insert Procurement ID»</text:p>
      <text:p text:style-name="P4"><text:span text:style-name="Default_20_Paragraph_20_Font"><text:span text:style-name="T27">Event </text:span></text:span><text:span text:style-name="Default_20_Paragraph_20_Font"><text:span text:style-name="T26">Reference</text:span></text:span><text:span text:style-name="Default_20_Paragraph_20_Font"><text:span text:style-name="T12">: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9"><text:bookmark-end text:name="_Hlk959266261"/></text:p>
      <text:p text:style-name="P9"/>
      <text:p text:style-name="P7">a ‘call-off further competition’ in relation to</text:p>
      <text:p text:style-name="P4"><text:span text:style-name="Default_20_Paragraph_20_Font"><text:span text:style-name="T7">«Insert Commercial Agreement name» L</text:span></text:span><text:span text:style-name="Default_20_Paragraph_20_Font"><text:span text:style-name="T8">ot</text:span></text:span><text:span text:style-name="Default_20_Paragraph_20_Font"><text:span text:style-name="T4">«Insert Lot id»</text:span></text:span></text:p>
      <text:p text:style-name="P12"><text:bookmark-end text:name="_Hlk95926626"/>«Insert Commercial Agreement name» («Insert Commercial Agreement id» <text:span text:style-name="T38">L</text:span><text:span text:style-name="Default_20_Paragraph_20_Font"><text:span text:style-name="T38">«Insert Lot id»</text:span></text:span>)</text:p>
      <text:p text:style-name="P5"/>
      <text:p text:style-name="P5"/>
      <text:p text:style-name="P5">Buyer</text:p>
      <text:p text:style-name="P11">«Insert Name of Buyer»</text:p>
      <text:p text:style-name="P13"/>
      <text:p text:style-name="Normal"/>
      <text:p text:style-name="TOC_20_Heading">Contents</text:p>
      <text:p text:style-name="P17"/>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Toc111807220" office:target-frame-name="_top" xlink:show="replace" text:style-name="Internet_20_link" text:visited-style-name="Visited_20_Internet_20_Link"><text:span text:style-name="Hyperlink">How to make your bid</text:span><text:tab/>3</text:a></text:p>
          <text:p text:style-name="P18"><text:a xlink:type="simple" xlink:href="#_Toc111807221" office:target-frame-name="_top" xlink:show="replace" text:style-name="Internet_20_link" text:visited-style-name="Visited_20_Internet_20_Link"><text:span text:style-name="Hyperlink">Questions, weightings and evaluation criteria</text:span><text:tab/>5</text:a></text:p>
          <text:p text:style-name="TOC_20_2"><text:a xlink:type="simple" xlink:href="#_Toc111807224" office:target-frame-name="_top" xlink:show="replace" text:style-name="Internet_20_link" text:visited-style-name="Visited_20_Internet_20_Link"><text:span text:style-name="Hyperlink">How to complete your 4. Price Schedule</text:span><text:tab/>8</text:a></text:p>
          <text:p text:style-name="P18"><text:a xlink:type="simple" xlink:href="#_Toc111807225" office:target-frame-name="_top" xlink:show="replace" text:style-name="Internet_20_link" text:visited-style-name="Visited_20_Internet_20_Link"><text:span text:style-name="Hyperlink">Award Criteria</text:span><text:tab/>9</text:a></text:p>
          <text:p text:style-name="TOC_20_2"><text:a xlink:type="simple" xlink:href="#_Toc111807226" office:target-frame-name="_top" xlink:show="replace" text:style-name="Internet_20_link" text:visited-style-name="Visited_20_Internet_20_Link"><text:span text:style-name="Hyperlink">Award process - What you need to do</text:span><text:tab/>9</text:a></text:p>
          <text:p text:style-name="TOC_20_2"><text:a xlink:type="simple" xlink:href="#_Toc111807227" office:target-frame-name="_top" xlink:show="replace" text:style-name="Internet_20_link" text:visited-style-name="Visited_20_Internet_20_Link"><text:span text:style-name="Hyperlink">Award process - What we will do</text:span><text:tab/>9</text:a></text:p>
          <text:p text:style-name="P19"><text:a xlink:type="simple" xlink:href="#_Toc111807228" office:target-frame-name="_top" xlink:show="replace" text:style-name="Internet_20_link" text:visited-style-name="Visited_20_Internet_20_Link"><text:span text:style-name="Hyperlink">Compliance Check</text:span><text:tab/>9</text:a></text:p>
          <text:p text:style-name="P19"><text:a xlink:type="simple" xlink:href="#_Toc111807229" office:target-frame-name="_top" xlink:show="replace" text:style-name="Internet_20_link" text:visited-style-name="Visited_20_Internet_20_Link"><text:span text:style-name="Hyperlink">Technical Evaluation</text:span><text:tab/>9</text:a></text:p>
          <text:p text:style-name="P19"><text:a xlink:type="simple" xlink:href="#_Toc111807230" office:target-frame-name="_top" xlink:show="replace" text:style-name="Internet_20_link" text:visited-style-name="Visited_20_Internet_20_Link"><text:span text:style-name="Hyperlink">Commercial Evaluation</text:span><text:tab/>10</text:a></text:p>
          <text:p text:style-name="P19"><text:a xlink:type="simple" xlink:href="#_Toc111807231" office:target-frame-name="_top" xlink:show="replace" text:style-name="Internet_20_link" text:visited-style-name="Visited_20_Internet_20_Link"><text:span text:style-name="Hyperlink">Final Score</text:span><text:tab/>10</text:a></text:p>
          <text:p text:style-name="P19"><text:a xlink:type="simple" xlink:href="#_Toc111807232" office:target-frame-name="_top" xlink:show="replace" text:style-name="Internet_20_link" text:visited-style-name="Visited_20_Internet_20_Link"><text:span text:style-name="Hyperlink">Presentations</text:span><text:tab/>10</text:a></text:p>
          <text:p text:style-name="P19"><text:a xlink:type="simple" xlink:href="#_Toc111807233" office:target-frame-name="_top" xlink:show="replace" text:style-name="Internet_20_link" text:visited-style-name="Visited_20_Internet_20_Link"><text:span text:style-name="Hyperlink">Award</text:span><text:tab/>10</text:a></text:p>
          <text:p text:style-name="P18"><text:a xlink:type="simple" xlink:href="#_Toc111807234" office:target-frame-name="_top" xlink:show="replace" text:style-name="Internet_20_link" text:visited-style-name="Visited_20_Internet_20_Link"><text:span text:style-name="Hyperlink">Marking Scheme</text:span><text:tab/>11</text:a></text:p>
          <text:p text:style-name="P18"><text:a xlink:type="simple" xlink:href="#_Toc111807235" office:target-frame-name="_top" xlink:show="replace" text:style-name="Internet_20_link" text:visited-style-name="Visited_20_Internet_20_Link"><text:span text:style-name="Hyperlink">Evaluation</text:span><text:tab/>12</text:a></text:p>
          <text:p text:style-name="TOC_20_2"><text:a xlink:type="simple" xlink:href="#_Toc111807236" office:target-frame-name="_top" xlink:show="replace" text:style-name="Internet_20_link" text:visited-style-name="Visited_20_Internet_20_Link"><text:span text:style-name="Hyperlink">Technical Evaluation</text:span><text:tab/>12</text:a></text:p>
          <text:p text:style-name="TOC_20_2"><text:a xlink:type="simple" xlink:href="#_Toc111807237" office:target-frame-name="_top" xlink:show="replace" text:style-name="Internet_20_link" text:visited-style-name="Visited_20_Internet_20_Link"><text:span text:style-name="Hyperlink">Commercial Evaluation</text:span><text:tab/>12</text:a></text:p>
          <text:p text:style-name="P18"><text:a xlink:type="simple" xlink:href="#_Toc111807238" office:target-frame-name="_top" xlink:show="replace" text:style-name="Internet_20_link" text:visited-style-name="Visited_20_Internet_20_Link"><text:span text:style-name="Hyperlink">Final Decision to Award</text:span><text:tab/>14</text:a></text:p>
          <text:p text:style-name="P18"><text:a xlink:type="simple" xlink:href="#_Toc111807239" office:target-frame-name="_top" xlink:show="replace" text:style-name="Internet_20_link" text:visited-style-name="Visited_20_Internet_20_Link"><text:span text:style-name="Hyperlink">Further Information</text:span><text:tab/>14</text:a></text:p>
        </text:index-body>
      </text:table-of-content>
      <text:p text:style-name="Normal"/>
      <text:p text:style-name="P14"/>
      <text:p text:style-name="P13"><text:bookmark-start text:name="_Toc92688238"/></text:p>
      <text:h text:style-name="Heading_20_1" text:outline-level="1"><text:bookmark-start text:name="_Toc111807220"/><text:bookmark-start text:name="_Toc111646165"/><text:bookmark-start text:name="_Toc111632912"/><text:bookmark-start text:name="_Toc111568140"/><text:bookmark-start text:name="_Toc111475178"/><text:bookmark-start text:name="_Toc110266951"/><text:bookmark-start text:name="_Toc96061026"/>How to make your bid<text:bookmark-end text:name="_Toc111807220"/><text:bookmark-end text:name="_Toc111646165"/><text:bookmark-end text:name="_Toc111632912"/><text:bookmark-end text:name="_Toc111568140"/><text:bookmark-end text:name="_Toc111475178"/><text:bookmark-end text:name="_Toc110266951"/><text:bookmark-end text:name="_Toc96061026"/></text:h>
      <text:p text:style-name="Normal">Your bid must be made by the organisation that will be responsible for providing the deliverables if your bid is successful.</text:p>
      <text:p text:style-name="Normal">Remember to:</text:p>
      <text:list text:style-name="L1">
        <text:list-item>
          <text:p text:style-name="P37">Decline this Bid Pack if you do not wish to submit a response. If you Decline please provide a reason for doing so</text:p>
        </text:list-item>
        <text:list-item>
          <text:p text:style-name="P37">Enter your bid into the Crown Commercial Services e-Sourcing Suite. <text:s/>We will only accept bids that we receive through the Crown Commercial Services e-Sourcing Suite</text:p>
        </text:list-item>
        <text:list-item>
          <text:p text:style-name="P37">Submit your bid in good time and before the bid submission deadline.</text:p>
        </text:list-item>
        <text:list-item>
          <text:p text:style-name="P37">Your bid response should be attached to the procurement event in the Crown Commercial Services e-Sourcing Suite</text:p>
        </text:list-item>
        <text:list-item>
          <text:p text:style-name="P37">Upload only those documents we have asked for in line with the requirements specified – any other supporting evidence, certificates for example, may be requested separately by us</text:p>
        </text:list-item>
        <text:list-item>
          <text:p text:style-name="P37">Where multiple documents are required they can only be submitted within a single compressed file format – .zip files is the only acceptable compressed file format</text:p>
        </text:list-item>
        <text:list-item>
          <text:p text:style-name="P37">Make sure you answer every question</text:p>
        </text:list-item>
        <text:list-item>
          <text:p text:style-name="P37">Each question must be answered in its own right. You must not answer any of the questions by cross referencing other questions or other materials e.g. reports located on your website</text:p>
        </text:list-item>
        <text:list-item>
          <text:p text:style-name="P37">Check for messages in the Crown Commercial Services e-Sourcing Suite throughout the competition</text:p>
        </text:list-item>
        <text:list-item>
          <text:p text:style-name="P37"><text:span text:style-name="Default_20_Paragraph_20_Font"><text:span text:style-name="T15">Press the Submit Response button when your bid is ready, otherwise we will not be able to see it.</text:span></text:span></text:p>
        </text:list-item>
        <text:list-item>
          <text:p text:style-name="P37">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2344202661" text:style-name="L2">
        <text:list-item>
          <text:p text:style-name="P38"><text:span text:style-name="Default_20_Paragraph_20_Font"><text:span text:style-name="T29">Affirmations.</text:span></text:span> <text:s/></text:p>
        </text:list-item>
      </text:list>
      <text:p text:style-name="P14"/>
      <table:table table:name="Table1" table:style-name="Table1">
        <table:table-column table:style-name="Table1.A"/>
        <table:table-column table:style-name="Table1.B"/>
        <table:table-column table:style-name="Table1.C"/>
        <text:soft-page-break/>
        <table:table-row>
          <table:table-cell table:style-name="Table1.A1" office:value-type="string">
            <text:p text:style-name="P20">#</text:p>
          </table:table-cell>
          <table:table-cell table:style-name="Table1.A1" office:value-type="string">
            <text:p text:style-name="P22">Affirmation</text:p>
          </table:table-cell>
          <table:table-cell table:style-name="Table1.A1" office:value-type="string">
            <text:p text:style-name="P20">Response</text:p>
          </table:table-cell>
        </table:table-row>
        <table:table-row>
          <table:table-cell table:style-name="Table1.A1" office:value-type="string">
            <text:p text:style-name="P2">1</text:p>
          </table:table-cell>
          <table:table-cell table:style-name="Table1.A1" office:value-type="string">
            <text:p text:style-name="P24">Do you accept the competition rules as described in Attachment 1 – About the Procurement?</text:p>
          </table:table-cell>
          <table:table-cell table:style-name="Table1.A1" office:value-type="string">
            <text:p text:style-name="P2">Yes / No</text:p>
          </table:table-cell>
        </table:table-row>
        <table:table-row>
          <table:table-cell table:style-name="Table1.A1" office:value-type="string">
            <text:p text:style-name="P2">2</text:p>
          </table:table-cell>
          <table:table-cell table:style-name="Table1.A1" office:value-type="string">
            <text:p text:style-name="P24">Have you read, understood and accepted the Bid Pack and all associated attachments, specifically Attachment 3 - Statement of Requirements?</text:p>
          </table:table-cell>
          <table:table-cell table:style-name="Table1.A1" office:value-type="string">
            <text:p text:style-name="P3">Yes / No</text:p>
          </table:table-cell>
        </table:table-row>
        <table:table-row>
          <table:table-cell table:style-name="Table1.A1" office:value-type="string">
            <text:p text:style-name="P2">3</text:p>
          </table:table-cell>
          <table:table-cell table:style-name="Table1.A1" office:value-type="string">
            <text:p text:style-name="P24">Do you agree, without caveats or limitations, that in the event that you are successful, Attachment 5 - Terms and Conditions will govern the provision of this contract?</text:p>
          </table:table-cell>
          <table:table-cell table:style-name="Table1.A1" office:value-type="string">
            <text:p text:style-name="P3">Yes / No</text:p>
          </table:table-cell>
        </table:table-row>
        <table:table-row>
          <table:table-cell table:style-name="Table1.A1" office:value-type="string">
            <text:p text:style-name="P2">4</text:p>
          </table:table-cell>
          <table:table-cell table:style-name="Table1.A1" office:value-type="string">
            <text:p text:style-name="P24">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3">Yes / No</text:p>
          </table:table-cell>
        </table:table-row>
      </table:table>
      <text:p text:style-name="P25">Note: If you cannot affirm the above statements, your response will not be considered further<text:line-break/></text:p>
      <text:list xml:id="list130141950827245" text:continue-numbering="true" text:style-name="L2">
        <text:list-item>
          <text:p text:style-name="P38"><text:span text:style-name="Default_20_Paragraph_20_Font"><text:span text:style-name="T29">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3">Conflicts of interest identified and requiring disclosure?</text:p>
            <text:p text:style-name="P24">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table-cell table:style-name="Table2.A1" office:value-type="string">
            <text:p text:style-name="P20">#</text:p>
          </table:table-cell>
          <table:table-cell table:style-name="Table2.A1" office:value-type="string">
            <text:p text:style-name="P22">Conflict of Interest detail</text:p>
          </table:table-cell>
          <table:table-cell table:style-name="Table2.A1" table:number-columns-spanned="2" office:value-type="string">
            <text:p text:style-name="P22">Mitigation safeguards</text:p>
          </table:table-cell>
          <table:covered-table-cell/>
        </table:table-row>
        <table:table-row>
          <table:table-cell table:style-name="Table2.A1" office:value-type="string">
            <text:p text:style-name="P2">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table-cell table:style-name="Table2.A1" office:value-type="string">
            <text:p text:style-name="P2">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6"/>
      <text:list xml:id="list130142553521153" text:continue-numbering="true" text:style-name="L2">
        <text:list-item>
          <text:p text:style-name="P38"><text:span text:style-name="Default_20_Paragraph_20_Font"><text:span text:style-name="T29">Award Contacts</text:span></text:span>. <text:s/>Please provide details of where the Award Outcome should be directed. <text:s/>Your response must include their:</text:p>
          <text:list>
            <text:list-item>
              <text:p text:style-name="P38">Full Name</text:p>
            </text:list-item>
            <text:list-item>
              <text:p text:style-name="P38">Role/Title</text:p>
            </text:list-item>
            <text:list-item>
              <text:p text:style-name="P38">Registered Address</text:p>
            </text:list-item>
            <text:list-item>
              <text:p text:style-name="P38">Email Address</text:p>
            </text:list-item>
          </text:list>
        </text:list-item>
      </text:list>
      <text:p text:style-name="P13"/>
      <text:list xml:id="list130142345374071" text:continue-numbering="true" text:style-name="L2">
        <text:list-item>
          <text:p text:style-name="P38"><text:span text:style-name="Default_20_Paragraph_20_Font"><text:span text:style-name="T29">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text:p>
          </table:table-cell>
          <table:table-cell table:style-name="Table3.A1" office:value-type="string">
            <text:p text:style-name="P22">Trading Name(s)</text:p>
          </table:table-cell>
          <table:table-cell table:style-name="Table3.A1" office:value-type="string">
            <text:p text:style-name="P22">Registered Address(ees) and contact details</text:p>
          </table:table-cell>
          <table:table-cell table:style-name="Table3.A1" office:value-type="string">
            <text:p text:style-name="P22">Products and services to be provided</text:p>
          </table:table-cell>
        </table:table-row>
        <table:table-row>
          <table:table-cell table:style-name="Table3.A1" office:value-type="string">
            <text:p text:style-name="P2">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2">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Heading_20_1" text:outline-level="1"><text:bookmark-start text:name="_Toc110266952"/><text:bookmark-start text:name="_Toc96061027"/></text:h>
      <text:h text:style-name="Heading_20_1" text:outline-level="1"><text:bookmark-start text:name="_Toc111807221"/><text:bookmark-start text:name="_Toc111646166"/><text:bookmark-start text:name="_Toc111632913"/><text:bookmark-start text:name="_Toc111568141"/><text:bookmark-start text:name="_Toc111475179"/>Questions, weightings and evaluation criteria<text:bookmark-end text:name="_Toc111807221"/><text:bookmark-end text:name="_Toc111646166"/><text:bookmark-end text:name="_Toc111632913"/><text:bookmark-end text:name="_Toc111568141"/><text:bookmark-end text:name="_Toc111475179"/><text:bookmark-end text:name="_Toc110266952"/><text:bookmark-end text:name="_Toc96061027"/></text:h>
      <text:p text:style-name="Normal">The following sections sets out the questions, weightings and evaluation criteria related to this bid pack for the Technical and Commercial evaluation.</text:p>
      <text:p text:style-name="Normal">You are invited to respond to questions which will evaluate your response to our requirements for:</text:p>
      <text:list xml:id="list2424540003" text:style-name="L3">
        <text:list-item>
          <text:p text:style-name="P39"><text:span text:style-name="Default_20_Paragraph_20_Font"><text:span text:style-name="T4">«Insert_Quality_Weight»</text:span></text:span><text:span text:style-name="Default_20_Paragraph_20_Font"><text:span text:style-name="T10">% - Quality</text:span></text:span></text:p>
          <text:list>
            <text:list-item>
              <text:p text:style-name="P40"><text:span text:style-name="Default_20_Paragraph_20_Font"><text:span text:style-name="T6">«Insert_Technical_Weight»</text:span></text:span><text:span text:style-name="Default_20_Paragraph_20_Font"><text:span text:style-name="T21">% - Technical</text:span></text:span></text:p>
            </text:list-item>
            <text:list-item>
              <text:p text:style-name="P40"><text:span text:style-name="Default_20_Paragraph_20_Font"><text:span text:style-name="T6">«Insert_Soc_Val_Weight»</text:span></text:span><text:span text:style-name="Default_20_Paragraph_20_Font"><text:span text:style-name="T21">% - Social Value</text:span></text:span></text:p>
            </text:list-item>
          </text:list>
        </text:list-item>
        <text:list-item>
          <text:p text:style-name="P40"><text:span text:style-name="Default_20_Paragraph_20_Font"><text:span text:style-name="T6">«Insert_Price_Weight»</text:span></text:span><text:span text:style-name="Default_20_Paragraph_20_Font"><text:span text:style-name="T21">% - Price</text:span></text:span><text:span text:style-name="Default_20_Paragraph_20_Font"><text:span text:style-name="T30"><text:line-break/></text:span></text:span></text:p>
        </text:list-item>
      </text:list>
      <text:p text:style-name="P32">Please answer all the following Technical questions in a single Microsoft word document using <text:span text:style-name="T37">Calibri</text:span> font size 1<text:span text:style-name="T37">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P33" text:outline-level="1"><text:span text:style-name="Default_20_Paragraph_20_Font"><text:span text:style-name="T22">Technical</text:span></text:span><text:line-break/></text:h>
      <text:p text:style-name="Normal">Guidelines:</text:p>
      <text:list xml:id="list3715558660" text:style-name="L4">
        <text:list-item>
          <text:p text:style-name="P43">You must answer all the following questions</text:p>
        </text:list-item>
        <text:list-item>
          <text:p text:style-name="P44">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30142379657852" text:continue-numbering="true" text:style-name="L4">
              <text:list-header>
                <text:p text:style-name="P47"><text:span text:style-name="Default_20_Paragraph_20_Font"><text:span text:style-name="T11">Technical</text:span></text:span><text:span text:style-name="Default_20_Paragraph_20_Font"><text:span text:style-name="T31"> </text:span></text:span><text:span text:style-name="Default_20_Paragraph_20_Font"><text:span text:style-name="T29">Weight%</text:span></text:span></text:p>
              </text:list-header>
            </text:list>
          </table:table-cell>
          <table:table-cell table:style-name="Table7.A1" office:value-type="string">
            <text:list xml:id="list130142161848447" text:continue-numbering="true" text:style-name="L4">
              <text:list-header>
                <text:p text:style-name="P48"><text:span text:style-name="Default_20_Paragraph_20_Font"><text:span text:style-name="T31">«Insert_</text:span></text:span><text:span text:style-name="Default_20_Paragraph_20_Font"><text:span text:style-name="T32">Technical</text:span></text:span><text:span text:style-name="Default_20_Paragraph_20_Font"><text:span text:style-name="T31">_Weight» </text:span></text:span></text:p>
              </text:list-header>
            </text:list>
          </table:table-cell>
        </table:table-row>
      </table:table>
      <text:p text:style-name="P31"/>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21">#</text:p>
          </table:table-cell>
          <table:table-cell table:style-name="TECHNICAL_5f_QUESTION.A1" office:value-type="string">
            <text:p text:style-name="P23">Question</text:p>
          </table:table-cell>
          <table:table-cell table:style-name="TECHNICAL_5f_QUESTION.A1" office:value-type="string">
            <text:p text:style-name="P23">Weighting%</text:p>
          </table:table-cell>
          <table:table-cell table:style-name="TECHNICAL_5f_QUESTION.A1" office:value-type="string">
            <text:p text:style-name="P23">Response <text:span text:style-name="T40">method</text:span></text:p>
          </table:table-cell>
        </table:table-row>
        <table:table-row>
          <table:table-cell table:style-name="TECHNICAL_5f_QUESTION.A1" office:value-type="string">
            <text:p text:style-name="P3">1</text:p>
          </table:table-cell>
          <table:table-cell table:style-name="TECHNICAL_5f_QUESTION.A1" office:value-type="string">
            <text:p text:style-name="P24"><text:span text:style-name="Default_20_Paragraph_20_Font"><text:span text:style-name="T4">«Insert_Technical_Question_#»</text:span></text:span></text:p>
          </table:table-cell>
          <table:table-cell table:style-name="TECHNICAL_5f_QUESTION.A1" office:value-type="string">
            <text:p text:style-name="P24"><text:span text:style-name="Default_20_Paragraph_20_Font"><text:span text:style-name="T4">«Insert_Technical_Question_Weight_#»</text:span></text:span><text:span text:style-name="Default_20_Paragraph_20_Font"><text:span text:style-name="T31"> </text:span></text:span></text:p>
          </table:table-cell>
          <table:table-cell table:style-name="TECHNICAL_5f_QUESTION.A1" office:value-type="string">
            <text:p text:style-name="P24">Attachment</text:p>
          </table:table-cell>
        </table:table-row>
      </table:table>
      <text:p text:style-name="Normal"><text:bookmark text:name="_Toc110266954"/><text:bookmark text:name="_Toc111475181"/><text:bookmark text:name="_Toc111568143"/><text:bookmark text:name="_Toc111632915"/><text:bookmark text:name="_Toc111646168"/><text:bookmark text:name="_Toc111807223"/><text:bookmark text:name="_Toc96061029"/></text:p>
      <text:h text:style-name="P34" text:outline-level="1" text:is-list-header="true"><text:span text:style-name="T24">Social</text:span><text:span text:style-name="T23"> </text:span><text:span text:style-name="T25">Value</text:span><text:span text:style-name="T9"><text:line-break/></text:span></text:h>
      <text:p text:style-name="Normal">Guidelines:</text:p>
      <text:list xml:id="list130142472279932" text:continue-numbering="true" text:style-name="L4">
        <text:list-item>
          <text:p text:style-name="P43">You must answer all the following questions</text:p>
        </text:list-item>
        <text:list-item>
          <text:p text:style-name="P43">Keep your responses as succinct as possible</text:p>
          <text:p text:style-name="P50"/>
        </text:list-item>
      </text:list>
      <table:table table:name="Table8" table:style-name="Table8">
        <table:table-column table:style-name="Table8.A"/>
        <table:table-column table:style-name="Table8.B"/>
        <table:table-row table:style-name="Table8.1">
          <table:table-cell table:style-name="Table8.A1" office:value-type="string">
            <text:list xml:id="list130142210455517" text:continue-numbering="true" text:style-name="L4">
              <text:list-header>
                <text:p text:style-name="P48"><text:span text:style-name="Default_20_Paragraph_20_Font"><text:span text:style-name="T14">S</text:span></text:span><text:span text:style-name="Default_20_Paragraph_20_Font"><text:span text:style-name="T13">ocial Value </text:span></text:span><text:span text:style-name="Default_20_Paragraph_20_Font"><text:span text:style-name="T29">Weight%</text:span></text:span></text:p>
              </text:list-header>
            </text:list>
          </table:table-cell>
          <table:table-cell table:style-name="Table8.A1" office:value-type="string">
            <text:list xml:id="list130141958535320" text:continue-numbering="true" text:style-name="L4">
              <text:list-header>
                <text:p text:style-name="P48"><text:span text:style-name="Default_20_Paragraph_20_Font"><text:span text:style-name="T4">«Insert_Soc_Val_Weight»</text:span></text:span><text:span text:style-name="Default_20_Paragraph_20_Font"><text:span text:style-name="T31"> </text:span></text:span></text:p>
              </text:list-header>
            </text:list>
          </table:table-cell>
        </table:table-row>
      </table:table>
      <text:p text:style-name="P31"/>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21">#</text:p>
          </table:table-cell>
          <table:table-cell table:style-name="SOCIAL_5f_VALUES.A1" office:value-type="string">
            <text:p text:style-name="P23">Question</text:p>
          </table:table-cell>
          <table:table-cell table:style-name="SOCIAL_5f_VALUES.A1" office:value-type="string">
            <text:p text:style-name="P23">Weighting%</text:p>
          </table:table-cell>
          <table:table-cell table:style-name="SOCIAL_5f_VALUES.A1" office:value-type="string">
            <text:p text:style-name="P23">Response <text:span text:style-name="T39">method</text:span></text:p>
          </table:table-cell>
        </table:table-row>
        <table:table-row>
          <table:table-cell table:style-name="SOCIAL_5f_VALUES.A1" office:value-type="string">
            <text:p text:style-name="P3">1</text:p>
          </table:table-cell>
          <table:table-cell table:style-name="SOCIAL_5f_VALUES.A1" office:value-type="string">
            <text:p text:style-name="P24"><text:span text:style-name="Default_20_Paragraph_20_Font"><text:span text:style-name="T4">«Insert_SocVal_Question_#»</text:span></text:span></text:p>
          </table:table-cell>
          <table:table-cell table:style-name="SOCIAL_5f_VALUES.A1" office:value-type="string">
            <text:p text:style-name="P24"><text:span text:style-name="Default_20_Paragraph_20_Font"><text:span text:style-name="T4">«Insert_SocVal_Question_Weight_#»</text:span></text:span><text:span text:style-name="Default_20_Paragraph_20_Font"><text:span text:style-name="T31"> </text:span></text:span></text:p>
          </table:table-cell>
          <table:table-cell table:style-name="SOCIAL_5f_VALUES.A1" office:value-type="string">
            <text:p text:style-name="P24">Attachment</text:p>
          </table:table-cell>
        </table:table-row>
      </table:table>
      <text:p text:style-name="Normal"><text:bookmark text:name="_Toc96061032"/><text:bookmark text:name="_Toc110266957"/></text:p>
      <text:p text:style-name="P13"/>
      <text:h text:style-name="Heading_20_1" text:outline-level="1"><text:bookmark-start text:name="_Toc111807225"/><text:bookmark-start text:name="_Toc95972669"/><text:bookmark-start text:name="_Toc111646170"/><text:bookmark-start text:name="_Toc111632917"/><text:bookmark-start text:name="_Toc111568146"/><text:bookmark-start text:name="_Toc111475184"/><text:bookmark-start text:name="_Toc110266958"/><text:bookmark-start text:name="_Toc96061033"/><text:bookmark-end text:name="_Toc92688238"/>Award Criteria<text:bookmark-end text:name="_Toc111807225"/><text:bookmark-end text:name="_Toc111646170"/><text:bookmark-end text:name="_Toc111632917"/><text:bookmark-end text:name="_Toc111568146"/><text:bookmark-end text:name="_Toc111475184"/><text:bookmark-end text:name="_Toc110266958"/><text:bookmark-end text:name="_Toc96061033"/><text:line-break/></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etc.</text:p>
      <text:p text:style-name="Normal">The weighting to be applied is as follows:<text:line-break/></text:p>
      <text:list xml:id="list123752248003221" text:style-name="L3">
        <text:list-item>
          <text:p text:style-name="P41"><text:span text:style-name="Default_20_Paragraph_20_Font"><text:span text:style-name="T4">«Insert_Quality_Weight»</text:span></text:span><text:span text:style-name="Default_20_Paragraph_20_Font"><text:span text:style-name="T10">% - Quality</text:span></text:span></text:p>
          <text:list>
            <text:list-item>
              <text:p text:style-name="P42"><text:span text:style-name="Default_20_Paragraph_20_Font"><text:span text:style-name="T5">«Insert_Technical_Weight»</text:span></text:span><text:span text:style-name="Default_20_Paragraph_20_Font"><text:span text:style-name="T20">% - Technical</text:span></text:span></text:p>
            </text:list-item>
            <text:list-item>
              <text:p text:style-name="P42"><text:span text:style-name="Default_20_Paragraph_20_Font"><text:span text:style-name="T5">«Insert_Soc_Val_Weight»</text:span></text:span><text:span text:style-name="Default_20_Paragraph_20_Font"><text:span text:style-name="T20">% - Social Value</text:span></text:span></text:p>
            </text:list-item>
          </text:list>
        </text:list-item>
        <text:list-item>
          <text:p text:style-name="P42"><text:span text:style-name="Default_20_Paragraph_20_Font"><text:span text:style-name="T5">«Insert_Price_Weight»</text:span></text:span><text:span text:style-name="Default_20_Paragraph_20_Font"><text:span text:style-name="T20">% - Price</text:span></text:span><text:span text:style-name="Default_20_Paragraph_20_Font"><text:span text:style-name="T10"><text:line-break/></text:span></text:span></text:p>
        </text:list-item>
      </text:list>
      <text:h text:style-name="Heading_20_2" text:outline-level="2"><text:bookmark-start text:name="_Toc111807226"/><text:bookmark-start text:name="_Toc111646171"/><text:bookmark-start text:name="_Toc111632918"/><text:bookmark-start text:name="_Toc111568147"/><text:bookmark-start text:name="_Toc111475185"/><text:bookmark-start text:name="_Toc110266959"/><text:bookmark-start text:name="_Toc96061034"/>Award process - What you need to do<text:bookmark-end text:name="_Toc111807226"/><text:bookmark-end text:name="_Toc111646171"/><text:bookmark-end text:name="_Toc111632918"/><text:bookmark-end text:name="_Toc111568147"/><text:bookmark-end text:name="_Toc111475185"/><text:bookmark-end text:name="_Toc110266959"/><text:bookmark-end text:name="_Toc96061034"/><text:line-break/></text:h>
      <text:list text:style-name="L5">
        <text:list-item>
          <text:p text:style-name="P45"><text:span text:style-name="Default_20_Paragraph_20_Font"><text:span text:style-name="T33">Provide the confirmations and affirmations above</text:span></text:span>.</text:p>
        </text:list-item>
        <text:list-item>
          <text:p text:style-name="P45">Write your Bid submission and upload it onto the e-Sourcing portal</text:p>
        </text:list-item>
        <text:list-item>
          <text:p text:style-name="P45">Complete and upload your Price Schedule onto the e-Sourcing portal</text:p>
        </text:list-item>
      </text:list>
      <text:p text:style-name="Normal"/>
      <text:h text:style-name="Heading_20_2" text:outline-level="2"><text:bookmark-start text:name="_Toc111807227"/><text:bookmark-start text:name="_Toc111646172"/><text:bookmark-start text:name="_Toc111632919"/><text:bookmark-start text:name="_Toc111568148"/><text:bookmark-start text:name="_Toc111475186"/><text:bookmark-start text:name="_Toc110266960"/><text:bookmark-start text:name="_Toc96061035"/>Award process - What we will do<text:bookmark-end text:name="_Toc111807227"/><text:bookmark-end text:name="_Toc111646172"/><text:bookmark-end text:name="_Toc111632919"/><text:bookmark-end text:name="_Toc111568148"/><text:bookmark-end text:name="_Toc111475186"/><text:bookmark-end text:name="_Toc110266960"/><text:bookmark-end text:name="_Toc96061035"/></text:h>
      <text:p text:style-name="Normal"/>
      <text:h text:style-name="P36" text:outline-level="3"><text:bookmark-start text:name="_Toc111807228"/><text:bookmark-start text:name="_Toc111646173"/><text:bookmark-start text:name="_Toc111632920"/><text:bookmark-start text:name="_Toc111568149"/><text:bookmark-start text:name="_Toc111475187"/><text:bookmark-start text:name="_Toc110266961"/><text:bookmark-start text:name="_Toc96061036"/>Compliance Check<text:bookmark-end text:name="_Toc111807228"/><text:bookmark-end text:name="_Toc111646173"/><text:bookmark-end text:name="_Toc111632920"/><text:bookmark-end text:name="_Toc111568149"/><text:bookmark-end text:name="_Toc111475187"/><text:bookmark-end text:name="_Toc110266961"/><text:bookmark-end text:name="_Toc96061036"/></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line-break/></text:p>
      <text:h text:style-name="P36" text:outline-level="3"><text:bookmark-start text:name="_Toc111807229"/><text:bookmark-start text:name="_Toc111646174"/><text:bookmark-start text:name="_Toc111632921"/><text:bookmark-start text:name="_Toc111568150"/><text:bookmark-start text:name="_Toc111475188"/><text:bookmark-start text:name="_Toc110266962"/><text:bookmark-start text:name="_Toc96061037"/>Technical Evaluation<text:bookmark-end text:name="_Toc111807229"/><text:bookmark-end text:name="_Toc111646174"/><text:bookmark-end text:name="_Toc111632921"/><text:bookmark-end text:name="_Toc111568150"/><text:bookmark-end text:name="_Toc111475188"/><text:bookmark-end text:name="_Toc110266962"/><text:bookmark-end text:name="_Toc96061037"/></text:h>
      <text:p text:style-name="Normal">We will review and assess your responses to the Questions above and score these in using the ‘Marking Scheme’ below.</text:p>
      <text:p text:style-name="Normal">Your responses to the technical questions are given to our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line-break/></text:p>
      <text:h text:style-name="P36" text:outline-level="3"><text:bookmark-start text:name="_Toc111807230"/><text:bookmark-start text:name="_Toc111646175"/><text:bookmark-start text:name="_Toc111632922"/><text:bookmark-start text:name="_Toc111568151"/><text:bookmark-start text:name="_Toc111475189"/><text:bookmark-start text:name="_Toc110266963"/><text:bookmark-start text:name="_Toc96061038"/>Commercial Evaluation<text:bookmark-end text:name="_Toc111807230"/><text:bookmark-end text:name="_Toc111646175"/><text:bookmark-end text:name="_Toc111632922"/><text:bookmark-end text:name="_Toc111568151"/><text:bookmark-end text:name="_Toc111475189"/><text:bookmark-end text:name="_Toc110266963"/><text:bookmark-end text:name="_Toc96061038"/></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line-break/></text:p>
      <text:h text:style-name="P36" text:outline-level="3"><text:bookmark-start text:name="_Toc111807231"/><text:bookmark-start text:name="_Toc111646176"/><text:bookmark-start text:name="_Toc111632923"/><text:bookmark-start text:name="_Toc111568152"/><text:bookmark-start text:name="_Toc111475190"/><text:bookmark-start text:name="_Toc110266964"/><text:bookmark-start text:name="_Toc96061039"/>Final Score<text:bookmark-end text:name="_Toc111807231"/><text:bookmark-end text:name="_Toc111646176"/><text:bookmark-end text:name="_Toc111632923"/><text:bookmark-end text:name="_Toc111568152"/><text:bookmark-end text:name="_Toc111475190"/><text:bookmark-end text:name="_Toc110266964"/><text:bookmark-end text:name="_Toc96061039"/></text:h>
      <text:p text:style-name="Normal">Your technical score will be added to your commercial score, to create your final score.<text:line-break/><text:span text:style-name="Default_20_Paragraph_20_Font"><text:span text:style-name="T19"><text:line-break/></text:span></text:span></text:p>
      <text:h text:style-name="P36" text:outline-level="3"><text:bookmark-start text:name="_Toc111807233"/><text:bookmark-start text:name="_Toc111646178"/><text:bookmark-start text:name="_Toc111632925"/><text:bookmark-start text:name="_Toc111568154"/><text:bookmark-start text:name="_Toc111475192"/><text:bookmark-start text:name="_Toc110266966"/><text:bookmark-start text:name="_Toc96061040"/>Award<text:bookmark-end text:name="_Toc111807233"/><text:bookmark-end text:name="_Toc111646178"/><text:bookmark-end text:name="_Toc111632925"/><text:bookmark-end text:name="_Toc111568154"/><text:bookmark-end text:name="_Toc111475192"/><text:bookmark-end text:name="_Toc110266966"/><text:bookmark-end text:name="_Toc96061040"/></text:h>
      <text:p text:style-name="Normal">Awards will be made to the successful bidder, subject to contract.</text:p>
      <text:p text:style-name="Normal">We will notify successful and unsuccessful bidders providing feedback.</text:p>
      <text:p text:style-name="Normal">We may include a standstill period in which case the successful bidders will be issued an Intention to Award letter with all suppliers notified of the intended outcome.</text:p>
      <text:h text:style-name="Heading_20_1" text:outline-level="1"><text:bookmark-start text:name="_Toc111807234"/><text:bookmark-start text:name="_Toc111646179"/><text:bookmark-start text:name="_Toc111632926"/><text:bookmark-start text:name="_Toc111568155"/><text:bookmark-start text:name="_Toc111475193"/><text:bookmark-start text:name="_Toc110266967"/><text:bookmark-start text:name="_Toc96061041"/>Marking Scheme<text:bookmark-end text:name="_Toc111807234"/><text:bookmark-end text:name="_Toc111646179"/><text:bookmark-end text:name="_Toc111632926"/><text:bookmark-end text:name="_Toc111568155"/><text:bookmark-end text:name="_Toc111475193"/><text:bookmark-end text:name="_Toc110266967"/><text:bookmark-end text:name="_Toc96061041"/></text:h>
      <text:p text:style-name="Normal">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23">Marking scheme</text:p>
          </table:table-cell>
          <table:table-cell table:style-name="SCORE.A1" office:value-type="string">
            <text:p text:style-name="P23">Points</text:p>
          </table:table-cell>
          <table:table-cell table:style-name="SCORE.A1" office:value-type="string">
            <text:p text:style-name="P23">Description</text:p>
          </table:table-cell>
        </table:table-row>
        <table:table-row>
          <table:table-cell table:style-name="SCORE.A2" office:value-type="string">
            <text:p text:style-name="P24"><text:span text:style-name="Default_20_Paragraph_20_Font"><text:span text:style-name="T4">«Insert_Score_Model_Descr_Marks»</text:span></text:span></text:p>
          </table:table-cell>
          <table:table-cell table:style-name="SCORE.A2" office:value-type="string">
            <text:p text:style-name="P24"><text:span text:style-name="Default_20_Paragraph_20_Font"><text:span text:style-name="T4">«Insert_Score_Model_Descr_Points»</text:span></text:span></text:p>
          </table:table-cell>
          <table:table-cell table:style-name="SCORE.A2" office:value-type="string">
            <text:p text:style-name="P24"><text:span text:style-name="Default_20_Paragraph_20_Font"><text:span text:style-name="T4">«Insert_Score_Model_Descr_Description»</text:span></text:span></text:p>
          </table:table-cell>
        </table:table-row>
      </table:table>
      <text:p text:style-name="Normal"/>
      <text:p text:style-name="P14"><text:bookmark-start text:name="_Toc110266968"/><text:bookmark-start text:name="_Toc96061042"/></text:p>
      <text:h text:style-name="P35" text:outline-level="1"><text:bookmark-start text:name="_Toc111807235"/><text:bookmark-start text:name="_Toc111646180"/><text:bookmark-start text:name="_Toc111632927"/><text:bookmark-start text:name="_Toc111568156"/><text:bookmark-start text:name="_Toc111475194"/>Evaluation<text:bookmark-end text:name="_Toc111807235"/><text:bookmark-end text:name="_Toc111646180"/><text:bookmark-end text:name="_Toc111632927"/><text:bookmark-end text:name="_Toc111568156"/><text:bookmark-end text:name="_Toc111475194"/><text:bookmark-end text:name="_Toc110266968"/><text:bookmark-end text:name="_Toc96061042"/></text:h>
      <text:p text:style-name="Normal">The technical and commercial evaluations will be undertaken separately.<text:line-break/></text:p>
      <text:h text:style-name="Heading_20_2" text:outline-level="2"><text:bookmark-start text:name="_Toc111807236"/><text:bookmark-start text:name="_Toc111646181"/><text:bookmark-start text:name="_Toc111632928"/><text:bookmark-start text:name="_Toc111568157"/><text:bookmark-start text:name="_Toc111475195"/><text:bookmark-start text:name="_Toc110266969"/><text:bookmark-start text:name="_Toc96061043"/>Technical Evaluation<text:bookmark-end text:name="_Toc111807236"/><text:bookmark-end text:name="_Toc111646181"/><text:bookmark-end text:name="_Toc111632928"/><text:bookmark-end text:name="_Toc111568157"/><text:bookmark-end text:name="_Toc111475195"/><text:bookmark-end text:name="_Toc110266969"/><text:bookmark-end text:name="_Toc96061043"/></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text:p>
      <text:p text:style-name="Normal"><text:span text:style-name="Default_20_Paragraph_20_Font"><text:span text:style-name="T16"><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line-break/><draw:frame draw:style-name="fr1" draw:name="Image1" text:anchor-type="as-char" svg:y="0cm" svg:width="17.542cm" svg:height="5.907cm" draw:z-index="3"><draw:image xlink:href="Pictures/10000001000003AC00000113B42B5A64E32693AD.png" xlink:type="simple" xlink:show="embed" xlink:actuate="onLoad" draw:mime-type="image/png"/></draw:frame></text:p>
      <text:h text:style-name="Heading_20_2" text:outline-level="2"><text:bookmark-start text:name="_Toc111807237"/><text:bookmark-start text:name="_Toc111646182"/><text:bookmark-start text:name="_Toc111632929"/><text:bookmark-start text:name="_Toc111568158"/><text:bookmark-start text:name="_Toc111475196"/><text:bookmark-start text:name="_Toc110266970"/><text:bookmark-start text:name="_Toc96061044"/>Commercial Evaluation<text:bookmark-end text:name="_Toc111807237"/><text:bookmark-end text:name="_Toc111646182"/><text:bookmark-end text:name="_Toc111632929"/><text:bookmark-end text:name="_Toc111568158"/><text:bookmark-end text:name="_Toc111475196"/><text:bookmark-end text:name="_Toc110266970"/><text:bookmark-end text:name="_Toc96061044"/></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27">Price Score = <text:tab/><text:span text:style-name="Default_20_Paragraph_20_Font"><text:span text:style-name="T36"> <text:s text:c="6"/>Lowest total price <text:s text:c="5"/></text:span></text:span><text:s text:c="4"/><text:tab/>* <text:tab/>maximum score available <text:s text:c="10"/></text:p>
      <text:p text:style-name="P28">Potential Bidder’s total price</text:p>
      <text:p text:style-name="Normal">Please see table B below for an example of how your Price score will be calculated.</text:p>
      <text:p text:style-name="P29"><text:span text:style-name="Default_20_Paragraph_20_Font"><text:span text:style-name="T18">Table B – EXAMPLE ONLY</text:span></text:span></text:p>
      <text:p text:style-name="Normal"><text:soft-page-break/><text:span text:style-name="Default_20_Paragraph_20_Font"><text:span text:style-name="T17"><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Where we consider any of the total price(s) you have submitted to be abnormally low, we will ask you to explain the price(s) you have submitted (as required in regulation 69 of the Public Contracts Regulations 2015).</text:p>
      <text:p text:style-name="Normal"><draw:frame draw:style-name="fr1" draw:name="Image2" text:anchor-type="as-char" svg:y="0cm" svg:width="16.739cm" svg:height="2.753cm" draw:z-index="4"><draw:image xlink:href="Pictures/10000001000003AC0000007E8A2010DB29F37F32.png" xlink:type="simple" xlink:show="embed" xlink:actuate="onLoad" draw:mime-type="image/png"/></draw:frame></text:p>
      <text:p text:style-name="P14"><text:bookmark-start text:name="_Toc110266971"/><text:bookmark-start text:name="_Toc96061045"/></text:p>
      <text:h text:style-name="P35" text:outline-level="1"><text:bookmark-start text:name="_Toc111807238"/><text:bookmark-start text:name="_Toc111646183"/><text:bookmark-start text:name="_Toc111632930"/><text:bookmark-start text:name="_Toc111568159"/><text:bookmark-start text:name="_Toc111475197"/>Final Decision to Award<text:bookmark-end text:name="_Toc111807238"/><text:bookmark-end text:name="_Toc111646183"/><text:bookmark-end text:name="_Toc111632930"/><text:bookmark-end text:name="_Toc111568159"/><text:bookmark-end text:name="_Toc111475197"/><text:bookmark-end text:name="_Toc110266971"/><text:bookmark-end text:name="_Toc96061045"/></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Normal">Table C – EXAMPLE ONLY:</text:p>
      <text:p text:style-name="Normal"><text:span text:style-name="Default_20_Paragraph_20_Font"><text:span text:style-name="T16"><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draw:frame draw:style-name="fr1" draw:name="Image3" text:anchor-type="as-char" svg:y="0cm" svg:width="16.475cm" svg:height="3.602cm" draw:z-index="5"><draw:image xlink:href="Pictures/100000010000030E000000ABD3317DD4E95A1902.png" xlink:type="simple" xlink:show="embed" xlink:actuate="onLoad" draw:mime-type="image/png"/></draw:frame></text:p>
      <text:h text:style-name="Heading_20_1" text:outline-level="1"><text:bookmark-start text:name="_Toc111807239"/><text:bookmark-start text:name="_Toc111646184"/><text:bookmark-start text:name="_Toc111632931"/><text:bookmark-start text:name="_Toc111568160"/><text:bookmark-start text:name="_Toc111475198"/><text:bookmark-start text:name="_Toc110266972"/>Further Information<text:bookmark-end text:name="_Toc111807239"/><text:bookmark-end text:name="_Toc111646184"/><text:bookmark-end text:name="_Toc111632931"/><text:bookmark-end text:name="_Toc111568160"/><text:bookmark-end text:name="_Toc111475198"/><text:bookmark-end text:name="_Toc110266972"/></text:h>
      <text:p text:style-name="P16"><text:span text:style-name="Default_20_Paragraph_20_Font"><text:span text:style-name="T35">All communications will be conducted via the e-sourcing suite, including notification of outcome.</text:span></text:span></text:p>
      <text:p text:style-name="P30"/>
      <text:p text:style-name="P16"><text:span text:style-name="Default_20_Paragraph_20_Font"><text:span text:style-name="T34">We may include a standstill period in which case the successful bidders will be issued an Intention to Award letter with all suppliers notified of the intended outcome. <text:s/></text:span></text:span><text:span text:style-name="Default_20_Paragraph_20_Font"><text:span text:style-name="T35">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34">"</text:span></text:span></text:p>
      <text:p text:style-name="P30"/>
      <text:p text:style-name="P16"><text:span text:style-name="Default_20_Paragraph_20_Font"><text:span text:style-name="T35">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8"/>
      <text:p text:style-name="P16"><text:span text:style-name="Default_20_Paragraph_20_Font"><text:span text:style-name="T35">Following the standstill period, and if there are no challenges to our decision, the successful bidder will be formally awarded a contract.</text:span></text:span></text:p>
      <text:p text:style-name="P8"/>
      <text:p text:style-name="P16"><text:span text:style-name="Default_20_Paragraph_20_Font"><text:span text:style-name="T35">The conclusion of a contract may be subject to the provision of due ‘certificates, statements and other means of proof’ where Potential Bidders have, to this point, relied on self-certification</text:span></text:span><text:span text:style-name="Default_20_Paragraph_20_Font"><text:span text:style-name="T34">.</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Roboto, Oxygen, Ubuntu, 'Fira Sans', 'Droid Sans', 'Helvetica Neue', sans-serif"/>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2</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1-04T13:01:40.821940014</dc:date>
    <meta:editing-cycles>53</meta:editing-cycles>
    <meta:editing-duration>PT10H24M30S</meta:editing-duration>
    <meta:document-statistic meta:table-count="8" meta:image-count="6" meta:object-count="0" meta:page-count="12" meta:paragraph-count="203" meta:word-count="2053" meta:character-count="12890" meta:non-whitespace-character-count="10985"/>
    <meta:template xlink:type="simple" xlink:actuate="onRequest" xlink:title="" xlink:href="Normal"/>
  </office:meta>
</office:document-meta>
</file>